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olio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est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758">
            <text:p>92758</text:p>
          </table:table-cell>
          <table:table-cell office:value-type="float" office:value="0">
            <text:p>0</text:p>
          </table:table-cell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office:value-type="float" office:value="293.092725">
            <text:p>293,092725</text:p>
          </table:table-cell>
          <table:table-cell table:formula="of:=[.F2]/[.A2]" office:value-type="float" office:value="293.092725">
            <text:p>293,0927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342">
            <text:p>96342</text:p>
          </table:table-cell>
          <table:table-cell office:value-type="float" office:value="0">
            <text:p>0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62.373147">
            <text:p>62,373147</text:p>
          </table:table-cell>
          <table:table-cell table:formula="of:=[.F3]/[.A3]" office:value-type="float" office:value="62.373147">
            <text:p>62,3731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736">
            <text:p>94736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111.990393">
            <text:p>111,990393</text:p>
          </table:table-cell>
          <table:table-cell table:formula="of:=[.F4]/[.A4]" office:value-type="float" office:value="111.990393">
            <text:p>111,9903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4127">
            <text:p>104127</text:p>
          </table:table-cell>
          <table:table-cell office:value-type="float" office:value="1.343105">
            <text:p>1,343105</text:p>
          </table:table-cell>
          <table:table-cell office:value-type="float" office:value="723">
            <text:p>723</text:p>
          </table:table-cell>
          <table:table-cell office:value-type="float" office:value="5.490196">
            <text:p>5,490196</text:p>
          </table:table-cell>
          <table:table-cell office:value-type="float" office:value="218.570544">
            <text:p>218,570544</text:p>
          </table:table-cell>
          <table:table-cell table:formula="of:=[.F5]/[.A5]" office:value-type="float" office:value="54.642636">
            <text:p>54,6426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56">
            <text:p>98356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32.824006">
            <text:p>32,824006</text:p>
          </table:table-cell>
          <table:table-cell table:formula="of:=[.F6]/[.A6]" office:value-type="float" office:value="32.824006">
            <text:p>32,8240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363">
            <text:p>97363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46.51196">
            <text:p>46,51196</text:p>
          </table:table-cell>
          <table:table-cell table:formula="of:=[.F7]/[.A7]" office:value-type="float" office:value="46.51196">
            <text:p>46,511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507">
            <text:p>100507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57.042248">
            <text:p>57,042248</text:p>
          </table:table-cell>
          <table:table-cell table:formula="of:=[.F8]/[.A8]" office:value-type="float" office:value="57.042248">
            <text:p>57,0422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376">
            <text:p>100376</text:p>
          </table:table-cell>
          <table:table-cell office:value-type="float" office:value="0">
            <text:p>0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20.187185">
            <text:p>20,187185</text:p>
          </table:table-cell>
          <table:table-cell table:formula="of:=[.F9]/[.A9]" office:value-type="float" office:value="20.187185">
            <text:p>20,1871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228">
            <text:p>104228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21.968323">
            <text:p>21,968323</text:p>
          </table:table-cell>
          <table:table-cell table:formula="of:=[.F10]/[.A10]" office:value-type="float" office:value="21.968323">
            <text:p>21,9683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49">
            <text:p>9834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22.203901">
            <text:p>22,203901</text:p>
          </table:table-cell>
          <table:table-cell table:formula="of:=[.F11]/[.A11]" office:value-type="float" office:value="22.203901">
            <text:p>22,2039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165">
            <text:p>98165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31.560548">
            <text:p>31,560548</text:p>
          </table:table-cell>
          <table:table-cell table:formula="of:=[.F12]/[.A12]" office:value-type="float" office:value="31.560548">
            <text:p>31,5605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947">
            <text:p>97947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90.672031">
            <text:p>90,672031</text:p>
          </table:table-cell>
          <table:table-cell table:formula="of:=[.F13]/[.A13]" office:value-type="float" office:value="90.672031">
            <text:p>90,6720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757">
            <text:p>97757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82.382235">
            <text:p>82,382235</text:p>
          </table:table-cell>
          <table:table-cell table:formula="of:=[.F14]/[.A14]" office:value-type="float" office:value="82.382235">
            <text:p>82,3822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784">
            <text:p>98784</text:p>
          </table:table-cell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  <table:table-cell office:value-type="float" office:value="0">
            <text:p>0</text:p>
          </table:table-cell>
          <table:table-cell office:value-type="float" office:value="29.441232">
            <text:p>29,441232</text:p>
          </table:table-cell>
          <table:table-cell table:formula="of:=[.F15]/[.A15]" office:value-type="float" office:value="29.441232">
            <text:p>29,4412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312">
            <text:p>97312</text:p>
          </table:table-cell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office:value-type="float" office:value="41.844428">
            <text:p>41,844428</text:p>
          </table:table-cell>
          <table:table-cell table:formula="of:=[.F16]/[.A16]" office:value-type="float" office:value="41.844428">
            <text:p>41,8444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532">
            <text:p>90532</text:p>
          </table:table-cell>
          <table:table-cell office:value-type="float" office:value="0">
            <text:p>0</text:p>
          </table:table-cell>
          <table:table-cell office:value-type="float" office:value="1044">
            <text:p>1044</text:p>
          </table:table-cell>
          <table:table-cell office:value-type="float" office:value="0">
            <text:p>0</text:p>
          </table:table-cell>
          <table:table-cell office:value-type="float" office:value="36.918616">
            <text:p>36,918616</text:p>
          </table:table-cell>
          <table:table-cell table:formula="of:=[.F17]/[.A17]" office:value-type="float" office:value="36.918616">
            <text:p>36,9186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76">
            <text:p>100076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51.075498">
            <text:p>51,075498</text:p>
          </table:table-cell>
          <table:table-cell table:formula="of:=[.F18]/[.A18]" office:value-type="float" office:value="51.075498">
            <text:p>51,0754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576">
            <text:p>97576</text:p>
          </table:table-cell>
          <table:table-cell office:value-type="float" office:value="4.3749866">
            <text:p>4,3749866</text:p>
          </table:table-cell>
          <table:table-cell office:value-type="float" office:value="923">
            <text:p>923</text:p>
          </table:table-cell>
          <table:table-cell office:value-type="float" office:value="5.7201223">
            <text:p>5,7201223</text:p>
          </table:table-cell>
          <table:table-cell office:value-type="float" office:value="271.746916">
            <text:p>271,746916</text:p>
          </table:table-cell>
          <table:table-cell table:formula="of:=[.F19]/[.A19]" office:value-type="float" office:value="45.2911526666667">
            <text:p>45,291152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755">
            <text:p>93755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office:value-type="float" office:value="51.521723">
            <text:p>51,521723</text:p>
          </table:table-cell>
          <table:table-cell table:formula="of:=[.F20]/[.A20]" office:value-type="float" office:value="51.521723">
            <text:p>51,5217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746">
            <text:p>96746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0">
            <text:p>0</text:p>
          </table:table-cell>
          <table:table-cell office:value-type="float" office:value="50.237242">
            <text:p>50,237242</text:p>
          </table:table-cell>
          <table:table-cell table:formula="of:=[.F21]/[.A21]" office:value-type="float" office:value="50.237242">
            <text:p>50,2372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200">
            <text:p>97200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float" office:value="39.342724">
            <text:p>39,342724</text:p>
          </table:table-cell>
          <table:table-cell table:formula="of:=[.F22]/[.A22]" office:value-type="float" office:value="39.342724">
            <text:p>39,3427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738">
            <text:p>99738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43.188275">
            <text:p>43,188275</text:p>
          </table:table-cell>
          <table:table-cell table:formula="of:=[.F23]/[.A23]" office:value-type="float" office:value="43.188275">
            <text:p>43,1882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983">
            <text:p>98983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49.887467">
            <text:p>49,887467</text:p>
          </table:table-cell>
          <table:table-cell table:formula="of:=[.F24]/[.A24]" office:value-type="float" office:value="49.887467">
            <text:p>49,8874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749">
            <text:p>99749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60.801263">
            <text:p>60,801263</text:p>
          </table:table-cell>
          <table:table-cell table:formula="of:=[.F25]/[.A25]" office:value-type="float" office:value="60.801263">
            <text:p>60,8012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609">
            <text:p>93609</text:p>
          </table:table-cell>
          <table:table-cell office:value-type="float" office:value="4.440527">
            <text:p>4,440527</text:p>
          </table:table-cell>
          <table:table-cell office:value-type="float" office:value="195">
            <text:p>195</text:p>
          </table:table-cell>
          <table:table-cell office:value-type="float" office:value="36.893204">
            <text:p>36,893204</text:p>
          </table:table-cell>
          <table:table-cell office:value-type="float" office:value="776.372256">
            <text:p>776,372256</text:p>
          </table:table-cell>
          <table:table-cell table:formula="of:=[.F26]/[.A26]" office:value-type="float" office:value="86.263584">
            <text:p>86,2635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704">
            <text:p>101704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">
            <text:p>0</text:p>
          </table:table-cell>
          <table:table-cell office:value-type="float" office:value="21.206197">
            <text:p>21,206197</text:p>
          </table:table-cell>
          <table:table-cell table:formula="of:=[.F27]/[.A27]" office:value-type="float" office:value="21.206197">
            <text:p>21,2061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173">
            <text:p>97173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58.005241">
            <text:p>58,005241</text:p>
          </table:table-cell>
          <table:table-cell table:formula="of:=[.F28]/[.A28]" office:value-type="float" office:value="58.005241">
            <text:p>58,0052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736">
            <text:p>94736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6.039006">
            <text:p>16,039006</text:p>
          </table:table-cell>
          <table:table-cell table:formula="of:=[.F29]/[.A29]" office:value-type="float" office:value="16.039006">
            <text:p>16,0390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695">
            <text:p>95695</text:p>
          </table:table-cell>
          <table:table-cell office:value-type="float" office:value="2.506561">
            <text:p>2,506561</text:p>
          </table:table-cell>
          <table:table-cell office:value-type="float" office:value="726">
            <text:p>726</text:p>
          </table:table-cell>
          <table:table-cell office:value-type="float" office:value="5.958549">
            <text:p>5,958549</text:p>
          </table:table-cell>
          <table:table-cell office:value-type="float" office:value="57.518854">
            <text:p>57,518854</text:p>
          </table:table-cell>
          <table:table-cell table:formula="of:=[.F30]/[.A30]" office:value-type="float" office:value="19.1729513333333">
            <text:p>19,1729513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120">
            <text:p>98120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0">
            <text:p>0</text:p>
          </table:table-cell>
          <table:table-cell office:value-type="float" office:value="18.355138">
            <text:p>18,355138</text:p>
          </table:table-cell>
          <table:table-cell table:formula="of:=[.F31]/[.A31]" office:value-type="float" office:value="18.355138">
            <text:p>18,3551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869">
            <text:p>92869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69.524503">
            <text:p>69,524503</text:p>
          </table:table-cell>
          <table:table-cell table:formula="of:=[.F32]/[.A32]" office:value-type="float" office:value="69.524503">
            <text:p>69,5245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838">
            <text:p>100838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19.161752">
            <text:p>19,161752</text:p>
          </table:table-cell>
          <table:table-cell table:formula="of:=[.F33]/[.A33]" office:value-type="float" office:value="19.161752">
            <text:p>19,1617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976">
            <text:p>101976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37.780199">
            <text:p>37,780199</text:p>
          </table:table-cell>
          <table:table-cell table:formula="of:=[.F34]/[.A34]" office:value-type="float" office:value="37.780199">
            <text:p>37,7801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447">
            <text:p>100447</text:p>
          </table:table-cell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26.832672">
            <text:p>26,832672</text:p>
          </table:table-cell>
          <table:table-cell table:formula="of:=[.F35]/[.A35]" office:value-type="float" office:value="26.832672">
            <text:p>26,8326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212">
            <text:p>97212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63.62976">
            <text:p>63,62976</text:p>
          </table:table-cell>
          <table:table-cell table:formula="of:=[.F36]/[.A36]" office:value-type="float" office:value="63.62976">
            <text:p>63,629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952">
            <text:p>100952</text:p>
          </table:table-cell>
          <table:table-cell office:value-type="float" office:value="0">
            <text:p>0</text:p>
          </table:table-cell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office:value-type="float" office:value="24.632269">
            <text:p>24,632269</text:p>
          </table:table-cell>
          <table:table-cell table:formula="of:=[.F37]/[.A37]" office:value-type="float" office:value="24.632269">
            <text:p>24,6322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378">
            <text:p>91378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26.788811">
            <text:p>26,788811</text:p>
          </table:table-cell>
          <table:table-cell table:formula="of:=[.F38]/[.A38]" office:value-type="float" office:value="26.788811">
            <text:p>26,7888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241">
            <text:p>100241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office:value-type="float" office:value="45.943718">
            <text:p>45,943718</text:p>
          </table:table-cell>
          <table:table-cell table:formula="of:=[.F39]/[.A39]" office:value-type="float" office:value="45.943718">
            <text:p>45,9437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4819">
            <text:p>94819</text:p>
          </table:table-cell>
          <table:table-cell office:value-type="float" office:value="1.9570103">
            <text:p>1,9570103</text:p>
          </table:table-cell>
          <table:table-cell office:value-type="float" office:value="753">
            <text:p>753</text:p>
          </table:table-cell>
          <table:table-cell office:value-type="float" office:value="3.5851471">
            <text:p>3,5851471</text:p>
          </table:table-cell>
          <table:table-cell office:value-type="float" office:value="109.42702">
            <text:p>109,42702</text:p>
          </table:table-cell>
          <table:table-cell table:formula="of:=[.F40]/[.A40]" office:value-type="float" office:value="36.4756733333333">
            <text:p>36,4756733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648">
            <text:p>97648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office:value-type="float" office:value="15.465525">
            <text:p>15,465525</text:p>
          </table:table-cell>
          <table:table-cell table:formula="of:=[.F41]/[.A41]" office:value-type="float" office:value="15.465525">
            <text:p>15,4655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365">
            <text:p>94365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16.751267">
            <text:p>16,751267</text:p>
          </table:table-cell>
          <table:table-cell table:formula="of:=[.F42]/[.A42]" office:value-type="float" office:value="16.751267">
            <text:p>16,7512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919">
            <text:p>93919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18.621516">
            <text:p>18,621516</text:p>
          </table:table-cell>
          <table:table-cell table:formula="of:=[.F43]/[.A43]" office:value-type="float" office:value="18.621516">
            <text:p>18,6215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643">
            <text:p>97643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12.23187">
            <text:p>12,23187</text:p>
          </table:table-cell>
          <table:table-cell table:formula="of:=[.F44]/[.A44]" office:value-type="float" office:value="12.23187">
            <text:p>12,231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830">
            <text:p>103830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2.772243">
            <text:p>12,772243</text:p>
          </table:table-cell>
          <table:table-cell table:formula="of:=[.F45]/[.A45]" office:value-type="float" office:value="12.772243">
            <text:p>12,7722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600">
            <text:p>98600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20.365148">
            <text:p>20,365148</text:p>
          </table:table-cell>
          <table:table-cell table:formula="of:=[.F46]/[.A46]" office:value-type="float" office:value="20.365148">
            <text:p>20,3651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104">
            <text:p>98104</text:p>
          </table:table-cell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19.008029">
            <text:p>19,008029</text:p>
          </table:table-cell>
          <table:table-cell table:formula="of:=[.F47]/[.A47]" office:value-type="float" office:value="19.008029">
            <text:p>19,0080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417">
            <text:p>98417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13.001818">
            <text:p>13,001818</text:p>
          </table:table-cell>
          <table:table-cell table:formula="of:=[.F48]/[.A48]" office:value-type="float" office:value="13.001818">
            <text:p>13,0018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216">
            <text:p>103216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17.601044">
            <text:p>17,601044</text:p>
          </table:table-cell>
          <table:table-cell table:formula="of:=[.F49]/[.A49]" office:value-type="float" office:value="17.601044">
            <text:p>17,6010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843">
            <text:p>98843</text:p>
          </table:table-cell>
          <table:table-cell office:value-type="float" office:value="0">
            <text:p>0</text:p>
          </table:table-cell>
          <table:table-cell office:value-type="float" office:value="981">
            <text:p>981</text:p>
          </table:table-cell>
          <table:table-cell office:value-type="float" office:value="0">
            <text:p>0</text:p>
          </table:table-cell>
          <table:table-cell office:value-type="float" office:value="10.874681">
            <text:p>10,874681</text:p>
          </table:table-cell>
          <table:table-cell table:formula="of:=[.F50]/[.A50]" office:value-type="float" office:value="10.874681">
            <text:p>10,8746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356">
            <text:p>97356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16.468261">
            <text:p>16,468261</text:p>
          </table:table-cell>
          <table:table-cell table:formula="of:=[.F51]/[.A51]" office:value-type="float" office:value="16.468261">
            <text:p>16,46826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AVERAGE([.A2:.A51])" office:value-type="float" office:value="1.4">
            <text:p>1,4</text:p>
          </table:table-cell>
          <table:table-cell table:formula="of:=AVERAGE([.B2:.B51])" office:value-type="float" office:value="97903.44">
            <text:p>97903,44</text:p>
          </table:table-cell>
          <table:table-cell table:formula="of:=AVERAGE([.C2:.C51])" office:value-type="float" office:value="0.292443798">
            <text:p>0,292443798</text:p>
          </table:table-cell>
          <table:table-cell table:formula="of:=AVERAGE([.D2:.D51])" office:value-type="float" office:value="747.82">
            <text:p>747,82</text:p>
          </table:table-cell>
          <table:table-cell table:formula="of:=AVERAGE([.E2:.E51])" office:value-type="float" office:value="1.152944368">
            <text:p>1,152944368</text:p>
          </table:table-cell>
          <table:table-cell table:formula="of:=AVERAGE([.F2:.F51])" office:value-type="float" office:value="67.23526856">
            <text:p>67,23526856</text:p>
          </table:table-cell>
          <table:table-cell table:formula="of:=AVERAGE([.G2:.G51])" office:value-type="float" office:value="43.3994767066667">
            <text:p>43,3994767067</text:p>
          </table:table-cell>
        </table:table-row>
        <table:table-row table:style-name="ro1">
          <table:table-cell table:formula="of:=SQRT(VAR([.A2:.A51]))" office:value-type="float" office:value="1.4142135623731">
            <text:p>1,4142135624</text:p>
          </table:table-cell>
          <table:table-cell table:formula="of:=SQRT(VAR([.B2:.B51]))" office:value-type="float" office:value="3146.74793683243">
            <text:p>3146,7479368324</text:p>
          </table:table-cell>
          <table:table-cell table:formula="of:=SQRT(VAR([.C2:.C51]))" office:value-type="float" office:value="0.974148371556757">
            <text:p>0,9741483716</text:p>
          </table:table-cell>
          <table:table-cell table:formula="of:=SQRT(VAR([.D2:.D51]))" office:value-type="float" office:value="195.770032727907">
            <text:p>195,7700327279</text:p>
          </table:table-cell>
          <table:table-cell table:formula="of:=SQRT(VAR([.E2:.E51]))" office:value-type="float" office:value="5.356407764347">
            <text:p>5,3564077643</text:p>
          </table:table-cell>
          <table:table-cell table:formula="of:=SQRT(VAR([.F2:.F51]))" office:value-type="float" office:value="118.08637530184">
            <text:p>118,0863753018</text:p>
          </table:table-cell>
          <table:table-cell table:formula="of:=SQRT(VAR([.G2:.G51]))" office:value-type="float" office:value="42.7735127495568">
            <text:p>42,7735127496</text:p>
          </table:table-cell>
        </table:table-row>
        <table:table-row table:style-name="ro1">
          <table:table-cell table:number-matrix-columns-spanned="1" table:number-matrix-rows-spanned="2" table:formula="of:=FREQUENCY([.A2:.A51];1)" office:value-type="float" office:value="45">
            <text:p>45</text:p>
          </table:table-cell>
          <table:table-cell/>
          <table:table-cell table:formula="of:=AVERAGE([.C40];[.C30];[.C19];[.C5];[.C26])" office:value-type="float" office:value="2.92443798">
            <text:p>2,92443798</text:p>
          </table:table-cell>
          <table:table-cell/>
          <table:table-cell table:formula="of:=AVERAGE([.E40];[.E30];[.E19];[.E5];[.E26])" office:value-type="float" office:value="11.52944368">
            <text:p>11,529443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o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o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o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2011-04-02</text:date>, <text:time>14:32:43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2T14:32:43</dc:date>
    <dc:creator>Michael Mandirola</dc:creator>
    <meta:generator>OpenOffice.org/3.2$Linux OpenOffice.org_project/320m19$Build-9505</meta:generator>
    <meta:document-statistic meta:table-count="1" meta:cell-count="369" meta:object-count="0"/>
  </office:meta>
</office:document-meta>
</file>